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67cm"/>
    </style:style>
    <style:style style:name="co2" style:family="table-column">
      <style:table-column-properties fo:break-before="auto" style:column-width="5.23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 (a 20cm)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Último: Tiempo (s)</text:p>
          </table:table-cell>
          <table:table-cell office:value-type="string" calcext:value-type="string">
            <text:p>Último: Campo magnético (m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28439891353" calcext:value-type="float">
            <text:p>0,0228439891353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0.0173739037875" calcext:value-type="float">
            <text:p>0,0173739037875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0214764677984" calcext:value-type="float">
            <text:p>0,0214764677984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0.0179599843605" calcext:value-type="float">
            <text:p>0,017959984360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0234300697083" calcext:value-type="float">
            <text:p>0,0234300697083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0.0175692639785" calcext:value-type="float">
            <text:p>0,017569263978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0203043066524" calcext:value-type="float">
            <text:p>0,0203043066524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0.0179599843605" calcext:value-type="float">
            <text:p>0,0179599843605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0218671881803" calcext:value-type="float">
            <text:p>0,0218671881803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0177646241695" calcext:value-type="float">
            <text:p>0,017764624169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0226486289443" calcext:value-type="float">
            <text:p>0,0226486289443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0171785435965" calcext:value-type="float">
            <text:p>0,0171785435965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0220625483713" calcext:value-type="float">
            <text:p>0,0220625483713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0.0165924630235" calcext:value-type="float">
            <text:p>0,0165924630235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0.0222579085623" calcext:value-type="float">
            <text:p>0,0222579085623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0.0162017426415" calcext:value-type="float">
            <text:p>0,0162017426415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0218671881803" calcext:value-type="float">
            <text:p>0,0218671881803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0.0163971028325" calcext:value-type="float">
            <text:p>0,0163971028325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0.0210857474164" calcext:value-type="float">
            <text:p>0,0210857474164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0.0187414251244" calcext:value-type="float">
            <text:p>0,01874142512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30393493263" calcext:value-type="float">
            <text:p>0,0230393493263</text:p>
          </table:table-cell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0.0163971028325" calcext:value-type="float">
            <text:p>0,0163971028325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0.0234300697083" calcext:value-type="float">
            <text:p>0,0234300697083</text:p>
          </table:table-cell>
        </table:table-row>
        <table:table-row table:style-name="ro1">
          <table:table-cell office:value-type="float" office:value="1.15" calcext:value-type="float">
            <text:p>1,15</text:p>
          </table:table-cell>
          <table:table-cell office:value-type="float" office:value="0.0156156620685" calcext:value-type="float">
            <text:p>0,0156156620685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0.0232347095173" calcext:value-type="float">
            <text:p>0,0232347095173</text:p>
          </table:table-cell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0.0165924630235" calcext:value-type="float">
            <text:p>0,0165924630235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0.0228439891353" calcext:value-type="float">
            <text:p>0,0228439891353</text:p>
          </table:table-cell>
        </table:table-row>
        <table:table-row table:style-name="ro1">
          <table:table-cell office:value-type="float" office:value="1.35" calcext:value-type="float">
            <text:p>1,35</text:p>
          </table:table-cell>
          <table:table-cell office:value-type="float" office:value="0.0185460649334" calcext:value-type="float">
            <text:p>0,0185460649334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0.0222579085623" calcext:value-type="float">
            <text:p>0,0222579085623</text:p>
          </table:table-cell>
        </table:table-row>
        <table:table-row table:style-name="ro1">
          <table:table-cell office:value-type="float" office:value="1.45" calcext:value-type="float">
            <text:p>1,45</text:p>
          </table:table-cell>
          <table:table-cell office:value-type="float" office:value="0.0171785435965" calcext:value-type="float">
            <text:p>0,0171785435965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0204996668434" calcext:value-type="float">
            <text:p>0,0204996668434</text:p>
          </table:table-cell>
        </table:table-row>
        <table:table-row table:style-name="ro1">
          <table:table-cell office:value-type="float" office:value="1.55" calcext:value-type="float">
            <text:p>1,55</text:p>
          </table:table-cell>
          <table:table-cell office:value-type="float" office:value="0.0160063824505" calcext:value-type="float">
            <text:p>0,0160063824505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0.0218671881803" calcext:value-type="float">
            <text:p>0,0218671881803</text:p>
          </table:table-cell>
        </table:table-row>
        <table:table-row table:style-name="ro1">
          <table:table-cell office:value-type="float" office:value="1.65" calcext:value-type="float">
            <text:p>1,65</text:p>
          </table:table-cell>
          <table:table-cell office:value-type="float" office:value="0.0158110222595" calcext:value-type="float">
            <text:p>0,0158110222595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0.0212811076074" calcext:value-type="float">
            <text:p>0,0212811076074</text:p>
          </table:table-cell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0.0148342213046" calcext:value-type="float">
            <text:p>0,0148342213046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0.0228439891353" calcext:value-type="float">
            <text:p>0,0228439891353</text:p>
          </table:table-cell>
        </table:table-row>
        <table:table-row table:style-name="ro1">
          <table:table-cell office:value-type="float" office:value="1.85" calcext:value-type="float">
            <text:p>1,85</text:p>
          </table:table-cell>
          <table:table-cell office:value-type="float" office:value="0.0150295814956" calcext:value-type="float">
            <text:p>0,0150295814956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0.0226486289443" calcext:value-type="float">
            <text:p>0,0226486289443</text:p>
          </table:table-cell>
        </table:table-row>
        <table:table-row table:style-name="ro1">
          <table:table-cell office:value-type="float" office:value="1.95" calcext:value-type="float">
            <text:p>1,95</text:p>
          </table:table-cell>
          <table:table-cell office:value-type="float" office:value="0.0158110222595" calcext:value-type="float">
            <text:p>0,01581102225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10857474164" calcext:value-type="float">
            <text:p>0,0210857474164</text:p>
          </table:table-cell>
        </table:table-row>
        <table:table-row table:style-name="ro1">
          <table:table-cell office:value-type="float" office:value="2.05" calcext:value-type="float">
            <text:p>2,05</text:p>
          </table:table-cell>
          <table:table-cell office:value-type="float" office:value="0.0154203018776" calcext:value-type="float">
            <text:p>0,0154203018776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0.0210857474164" calcext:value-type="float">
            <text:p>0,0210857474164</text:p>
          </table:table-cell>
        </table:table-row>
        <table:table-row table:style-name="ro1">
          <table:table-cell office:value-type="float" office:value="2.15" calcext:value-type="float">
            <text:p>2,15</text:p>
          </table:table-cell>
          <table:table-cell office:value-type="float" office:value="0.0156156620685" calcext:value-type="float">
            <text:p>0,0156156620685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0.0212811076074" calcext:value-type="float">
            <text:p>0,0212811076074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0.0152249416866" calcext:value-type="float">
            <text:p>0,0152249416866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0.0230393493263" calcext:value-type="float">
            <text:p>0,0230393493263</text:p>
          </table:table-cell>
        </table:table-row>
        <table:table-row table:style-name="ro1">
          <table:table-cell office:value-type="float" office:value="2.35" calcext:value-type="float">
            <text:p>2,35</text:p>
          </table:table-cell>
          <table:table-cell office:value-type="float" office:value="0.0150295814956" calcext:value-type="float">
            <text:p>0,0150295814956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0.0208903872254" calcext:value-type="float">
            <text:p>0,0208903872254</text:p>
          </table:table-cell>
        </table:table-row>
        <table:table-row table:style-name="ro1">
          <table:table-cell office:value-type="float" office:value="2.45" calcext:value-type="float">
            <text:p>2,45</text:p>
          </table:table-cell>
          <table:table-cell office:value-type="float" office:value="0.0158110222595" calcext:value-type="float">
            <text:p>0,0158110222595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.0224532687533" calcext:value-type="float">
            <text:p>0,0224532687533</text:p>
          </table:table-cell>
        </table:table-row>
        <table:table-row table:style-name="ro1">
          <table:table-cell office:value-type="float" office:value="2.55" calcext:value-type="float">
            <text:p>2,55</text:p>
          </table:table-cell>
          <table:table-cell office:value-type="float" office:value="0.0160063824505" calcext:value-type="float">
            <text:p>0,016006382450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sviación estándar</text:p>
          </table:table-cell>
          <table:table-cell table:formula="of:=STDEV([.B2:.B53])" office:value-type="float" office:value="0.00299246906909586" calcext:value-type="float">
            <text:p>0,002992469069095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8T16:35:17.467168764</dc:date>
    <meta:editing-duration>PT1M19S</meta:editing-duration>
    <meta:editing-cycles>1</meta:editing-cycles>
    <meta:document-statistic meta:table-count="1" meta:cell-count="108" meta:object-count="0"/>
    <meta:generator>LibreOffice/7.3.7.2$Linux_X86_64 LibreOffice_project/30$Build-2</meta:generator>
  </office:meta>
</office:document-meta>
</file>